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8162587737927438770"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7926636328391434259"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3388636880361046361"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3231731523345323601"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080569077577906772"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1592724347137620384"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622287988853767650"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499296887566607455"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4317436" text:continue-list="list622287988853767650"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535295378715656912"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312993"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341791"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4343199"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4312165"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316599"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1857737299408170265"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8957852052101220383"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530972635921572996"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339404"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2585779881912334251"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8128571039489867975"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564360617884381600" text:style-name="L15">
        <text:list-item>
          <text:list>
            <text:list-header>
              <text:p text:style-name="P183">1.5 miles averaging about 9:40/mile and rest 1 min</text:p>
            </text:list-header>
          </text:list>
        </text:list-item>
      </text:list>
      <text:p text:style-name="P24">1 mile in 8:26 and rest 2 min</text:p>
      <text:list xml:id="list6866714939388662810"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5331584562419212748"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312333"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5118449215616922269"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5616706060692117003"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6379664557292703289"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4330429" text:continue-list="list5616706060692117003" text:style-name="L19">
        <text:list-item>
          <text:list>
            <text:list-header>
              <text:p text:style-name="P187">(Pace*HR)=1240</text:p>
            </text:list-header>
          </text:list>
        </text:list-item>
      </text:list>
      <text:list xml:id="list34334139" text:continue-list="list5118449215616922269" text:style-name="L18">
        <text:list-item>
          <text:list>
            <text:list-header>
              <text:p text:style-name="P186">2 miles at 10:46/mile Ave HR= 121 bpm and rest a few minutes</text:p>
            </text:list-header>
          </text:list>
        </text:list-item>
      </text:list>
      <text:list xml:id="list34330452" text:continue-list="list34330429"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4315583"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7086069332544406379"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7987507415819977771"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8176701464640344327"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7640297443824343045"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677309286380796940"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4263224877708685156"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4334120"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324463"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1391940570396731781"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747579619812483367"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578090574717679061"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081403740588880527"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480853999370229941"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257047760957188115" text:style-name="L32">
        <text:list-item>
          <text:list>
            <text:list-header>
              <text:p text:style-name="P197">0.25 miles in 2:54</text:p>
              <text:p text:style-name="P197">1 mile in 9:21 going faster as I ran and ending at around 8:30 pace</text:p>
            </text:list-header>
          </text:list>
        </text:list-item>
      </text:list>
      <text:list xml:id="list1833625107874410646"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187291151140660873"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3704417685704812259"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601310416038511102"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4644499354819508329"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text:soft-page-break/>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text:soft-page-break/>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723980407516304671" text:style-name="L38">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ext:soft-page-break/>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3-08T14:07:11.10</dc:date>
    <dc:creator>James Lombardi</dc:creator>
    <meta:editing-duration>P28DT12H50M29S</meta:editing-duration>
    <meta:editing-cycles>2098</meta:editing-cycles>
    <meta:generator>OpenOffice/4.1.2$Win32 OpenOffice.org_project/412m3$Build-9782</meta:generator>
    <meta:document-statistic meta:table-count="0" meta:image-count="9" meta:object-count="0" meta:page-count="207" meta:paragraph-count="6043" meta:word-count="65408" meta:character-count="335137"/>
  </office:meta>
</office:document-meta>
</file>